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6548b"/>
    </style:style>
    <style:style style:name="P3" style:family="paragraph" style:parent-style-name="Standard">
      <style:paragraph-properties fo:line-height="150%"/>
      <style:text-properties style:text-underline-style="solid" style:text-underline-width="auto" style:text-underline-color="font-color" officeooo:rsid="001677ef" officeooo:paragraph-rsid="001677ef"/>
    </style:style>
    <style:style style:name="P4" style:family="paragraph" style:parent-style-name="Standard" style:master-page-name="Standard">
      <style:paragraph-properties fo:line-height="150%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6548b" style:font-size-asian="12pt" style:font-size-complex="12pt"/>
    </style:style>
    <style:style style:name="T3" style:family="text">
      <style:text-properties fo:font-size="12pt" officeooo:rsid="001677ef" style:font-size-asian="12pt" style:font-size-complex="12pt"/>
    </style:style>
    <style:style style:name="T4" style:family="text">
      <style:text-properties fo:font-size="12pt" officeooo:rsid="0016be34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officeooo:rsid="0016be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text:tab/><text:tab/></text:span></text:p>
      <text:p text:style-name="P1"><text:span text:style-name="T1">Dear Ms. </text:span><text:span text:style-name="T4">Keefe</text:span><text:span text:style-name="T1">,</text:span></text:p>
      <text:p text:style-name="P2"><text:span text:style-name="T1">I’m a </text:span><text:span text:style-name="T2">sophomore</text:span><text:span text:style-name="T1">. I started to enjoy math in 5</text:span><text:span text:style-name="T5">th</text:span><text:span text:style-name="T1"> grade. I went to Hartsbrook until 6</text:span><text:span text:style-name="T5">th</text:span><text:span text:style-name="T1"> grade, which is an alternative school in Hadley. They didn’t emphasize math as hard as they do in most places, and also didn’t have advanced classes, which I didn’t like (I was always bored). Another thing that has probably helped me to enjoy math is that my dad was a math teacher, so we’ve always talked about it a lot. </text:span></text:p>
      <text:p text:style-name="P2"><text:span text:style-name="T1"><text:tab/>I hope to get a lot out of this class…I’m looking forward to going “deeper” than I would if I was in normal </text:span><text:span text:style-name="T2">Algebra 2</text:span><text:span text:style-name="T1">. In last year’s class, </text:span><text:span text:style-name="T2">as well as Algebra 1, </text:span><text:span text:style-name="T1">we would sometimes go off on random (usually math-related) tangents where we’d end up going into serious depth on one little thing and discover interesting things about it, and I thought that was a lot of fun. I’ve never really been able to figure out how I best learn things; I usually just do it however everybody else is doing it and see how it goes. </text:span></text:p>
      <text:p text:style-name="P2"><text:span text:style-name="T1"><text:tab/>My strengths as a student are primarily willingness to stick with something that I’m not understanding and usually being able to have a pretty good grasp on the subject matter. In terms of m</text:span><text:bookmark text:name="_GoBack"/><text:span text:style-name="T1">y weaknesses, I’m very talkative and have a hard time not talking to my friends when I’m in a class with them, and I get really stressed out when I have a lot on my plate. </text:span></text:p>
      <text:p text:style-name="P2"><text:span text:style-name="T1"><text:tab/>I’m most passionate about computer science, </text:span><text:span text:style-name="T2">and I'm doing an independent study second semester this year to prep for the AP Computer Science Exam.</text:span><text:span text:style-name="T1"> This is thinking somewhat ridiculously far ahead, but in college I’d like to major in computer science and minor in math. Outside of school, I like to wrestle, mountain bike, program (computers), </text:span><text:span text:style-name="T2">and </text:span><text:span text:style-name="T1">read. I have an internship at a web design/</text:span><text:span text:style-name="T2">development company </text:span><text:span text:style-name="T1">on Market Street called Gravity Switch.</text:span></text:p>
      <text:p text:style-name="P2"><text:soft-page-break/><text:span text:style-name="T1"><text:tab/></text:span><text:span text:style-name="T3">Math is a big part of programming, and so it plays a large part in my everyday life. I also enjoy other forms of science other than computer science, and math plays a role in most major sciences.</text:span></text:p>
      <text:p text:style-name="P3">Jesse Ev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J Regular" style:font-family-asian="'Source Han Sans J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16be3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Jesse Evers<text:tab/>Math Biography<text:tab/>Period <text:span text:style-name="MT1">1</text:span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</meta:initial-creator>
    <meta:editing-cycles>9</meta:editing-cycles>
    <meta:creation-date>2014-01-28T19:48:00</meta:creation-date>
    <dc:date>2014-09-05T17:14:48.126803454</dc:date>
    <meta:editing-duration>PT1H25M45S</meta:editing-duration>
    <meta:generator>LibreOffice/4.3.1.2$Linux_X86_64 LibreOffice_project/430m0$Build-2</meta:generator>
    <meta:document-statistic meta:table-count="0" meta:image-count="0" meta:object-count="0" meta:page-count="2" meta:paragraph-count="9" meta:word-count="368" meta:character-count="2001" meta:non-whitespace-character-count="16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